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4pt" officeooo:rsid="001de5f3" officeooo:paragraph-rsid="001de5f3" style:font-size-asian="14pt" style:font-size-complex="14pt"/>
    </style:style>
    <style:style style:name="P2" style:family="paragraph" style:parent-style-name="Standard">
      <style:paragraph-properties fo:text-align="start" style:justify-single-word="false"/>
      <style:text-properties style:font-name="Helvetica" fo:font-size="14pt" officeooo:rsid="001de5f3" officeooo:paragraph-rsid="001de5f3"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ours, présentation du dossier didactique de recherche</text:p>
      <text:p text:style-name="P1"/>
      <text:p text:style-name="P2"/>
      <text:p text:style-name="P2">Slide 1 : Présentation de mon parcours académique, choix de formation après la prepa, insister sur la possibilité de faire à la fois des stages d’enseignement et de recherche au magistère d’Orsay. Intérêt pour la recherche qui a suivi par une thèse au cours de laquelle j’ai enseigné. Choix de me tourner définitivement vers l’enseignement après l’expérience de recherche.</text:p>
      <text:p text:style-name="P2"/>
      <text:p text:style-name="P2">Slide 2 : Sujet d’étude au cours de la thèse</text:p>
      <text:p text:style-name="P2"/>
      <text:p text:style-name="P2">Slide 3 : Rappel bref de la tension de surface, approche macroscopique lorsque le système est à l’équilibre, que se passe-t-il lorsque l’équilibre n’est pas établi = écoulement de Marangoni. </text:p>
      <text:p text:style-name="P2"/>
      <text:p text:style-name="P2">Slide 4 : Mise en équation de l’écoulement. <text:s/>On ne rentre pas dans les détails on décrit les paramètres mis en jeu dans le problème et le système d’équation qui permet de résoudre le système. </text:p>
      <text:p text:style-name="P2"/>
      <text:p text:style-name="P2">Slide 5 : Les conditions aux limites, étape importante du raisonnement, le moteur de l’écoulement réside dans les conditions aux limites à l’interface. La variation spatiale de gamma le long de la surface est non nulle en effet gamma varie en s’éloignant de la zone d’injection du tensioactif, car la concentration en tensioactif varie avec r. Grande concentration en r=0, i.e. gamma minimial, a r = infini, la concentration tend vers 0, gamma est maximal. </text:p>
      <text:p text:style-name="P2"/>
      <text:p text:style-name="P2">Slide 6 : Schema explicatif</text:p>
      <text:p text:style-name="P2"/>
      <text:p text:style-name="P2">Slide 7 : Écoulement lors du dépôt d’une goutte de liquide vaisselle, poivre moulu comme traceur de l’écoulement. Situation compliquée car instationnaire. </text:p>
      <text:p text:style-name="P2"/>
      <text:p text:style-name="P2">Slide 8 : On étudie l’écoulement en régime stationnaire avec un flux constant de tensioactif. On décrit les observations. Taille de l’écoulement, frontière, apparition de tourbillons. </text:p>
      <text:p text:style-name="P2"/>
      <text:p text:style-name="P2">Slide 9 : Écoulement de Marangoni bien caractérisé</text:p>
      <text:p text:style-name="P2"/>
      <text:p text:style-name="P2">Slide 10 : Lois d’échelles, on peut discuter des paramètres et même de l’utilité de ces lois d’échelles. On peut facilement caractériser la tension de surface d’un mélange en mesurant le rayon de l’écoulement ! </text:p>
      <text:p text:style-name="P2"/>
      <text:p text:style-name="P2">Transition : Qu’en est-il des tourbillons ?</text:p>
      <text:p text:style-name="P2"><text:soft-page-break/></text:p>
      <text:p text:style-name="P2">Slide 11 : Expérimentalement, on voit que si on change l’épaisseur d’eau sur laquelle l’écoulement est produit, la taille de l’écoulement ne change pas, par contre la structure des tourbillons change. Il faut étudier l’écoulement sous la surface. </text:p>
      <text:p text:style-name="P2"/>
      <text:p text:style-name="P2">Slide 12 : Mesures sur les tourbillons à la surface, en fonctions des paramètres de contrôles.</text:p>
      <text:p text:style-name="P2"/>
      <text:p text:style-name="P2">Slide 13 : Dispositif experimental pour sonder l’écoulement sous la surface. </text:p>
      <text:p text:style-name="P2"/>
      <text:p text:style-name="P2">Slide 14 : Résultats des mesures, on observe une vorticité non nul sous la surface qui au bord de l’écoulement Marangoni crée un tourbillon. </text:p>
      <text:p text:style-name="P2"/>
      <text:p text:style-name="P2">Slide 15 : Diaporama, mise en évidence de la destabilisation du tourbillon lorsqu’il se rapproche du fond du bassin. Deux comportements du tourbillon. Une croissance lorsqu’il est petit devant l’épaisseur de la couche d’eau. Et destabilisation du tourbillon : vortex en effet de sol.</text:p>
      <text:p text:style-name="P2"/>
      <text:p text:style-name="P2">Slide 16 : Modélisation de la croissance du tourbillon par un bilan de masse. On obtient un tourbillon qui croît en racine du temps. On peut rajouter le fait que le profile du tourbillon est d type de rankine (grandit par diffusion). </text:p>
      <text:p text:style-name="P2"/>
      <text:p text:style-name="P2">Slide 17-18 : Mécanisme des vortex en effet de sol connu dans la littérature. Longueur d’onde proportionnelle à une distance d. Dans la littérature cette distance correspond à la taille entre le vortex en effet de sol et un second vortex généré par l’interaction vortex/sol. Dans notre étude des tourbillons à la surface on a observé que la longueur d’onde est proportionnelle à l’épaisseur de la couche d’eau. On pense que le mécanisme est le même que celui des vortex en effet de sol. La surface de l’eau permet de visualiser l’instabilité lorsque le vortex se connecte à la surface de l’eau.</text:p>
      <text:p text:style-name="P2"/>
      <text:p text:style-name="P2">Slide 20 : Deuxième étude, influence des paramètres physico-chimique sur la propulsion des bateaux de Marangoni</text:p>
      <text:p text:style-name="P2"/>
      <text:p text:style-name="P2">Slide 21 : Dispositif expérimental et suivi du bateau (trajectoire et vitesse)</text:p>
      <text:p text:style-name="P2"/>
      <text:p text:style-name="P2">Slide 22 : Résultats expérimentaux pour différents types de tensioactifs</text:p>
      <text:p text:style-name="P2"/>
      <text:p text:style-name="P2">Slide 23-26 : Modélisation </text:p>
      <text:p text:style-name="P2"><text:s/></text:p>
      <text:p text:style-name="P2">Slide 27-28 : Vérification du modèle pour la vitesse initial du bateau dans le cas stationnaire.</text:p>
      <text:p text:style-name="P2"/>
      <text:p text:style-name="P2"><text:soft-page-break/>Slide : 29 Conclusion , sur le modèle, travaux qu’il faudrait mener pour compléter cette étude.</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7T13:56:11.155000000</meta:creation-date>
    <dc:date>2023-06-07T14:28:15.387000000</dc:date>
    <meta:editing-duration>PT32M4S</meta:editing-duration>
    <meta:editing-cycles>1</meta:editing-cycles>
    <meta:document-statistic meta:table-count="0" meta:image-count="0" meta:object-count="0" meta:page-count="3" meta:paragraph-count="26" meta:word-count="670" meta:character-count="4133" meta:non-whitespace-character-count="3475"/>
    <meta:generator>LibreOffice/7.5.3.2$Windows_X86_64 LibreOffice_project/9f56dff12ba03b9acd7730a5a481eea045e468f3</meta:generator>
  </office:meta>
</office:document-meta>
</file>